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667in" table:align="left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3201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1.0056in"/>
    </style:style>
    <style:style style:name="Table1.3" style:family="table-row">
      <style:table-row-properties style:min-row-height="0.375in"/>
    </style:style>
    <style:style style:name="Table1.5" style:family="table-row">
      <style:table-row-properties style:min-row-height="1.4444in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52d32" officeooo:paragraph-rsid="00152d32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152d32" officeooo:paragraph-rsid="00152d3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52d32" officeooo:paragraph-rsid="00152d3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52d32" officeooo:paragraph-rsid="00152d3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52d32" officeooo:paragraph-rsid="00152d32" style:font-size-asian="12.25pt" style:font-weight-asian="normal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16ecb9" officeooo:paragraph-rsid="0016ecb9" style:font-size-asian="12.25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16ecb9" officeooo:paragraph-rsid="0016ecb9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18494e" officeooo:paragraph-rsid="0018494e" style:font-size-asian="12.25pt" style:font-weight-asian="bold" style:font-size-complex="14pt" style:font-weight-complex="bold"/>
    </style:style>
    <style:style style:name="P9" style:family="paragraph" style:parent-style-name="Table_20_Contents">
      <style:paragraph-properties fo:line-height="150%" fo:text-align="start" style:justify-single-word="false"/>
      <style:text-properties style:font-name="Times New Roman" fo:font-size="14pt" fo:font-weight="normal" officeooo:rsid="0018494e" officeooo:paragraph-rsid="0018494e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ANNA UNIVERSITY : CHENNAI – 600025</text:p>
      <text:p text:style-name="P2"/>
      <text:p text:style-name="P3">BONAFIDE CERTIFICATE</text:p>
      <text:p text:style-name="P3"/>
      <text:p text:style-name="P4"/>
      <text:p text:style-name="P5">Certified that this project report “<text:span text:style-name="T1">POST QUANTUM DECENTRALIZED STORAGE SYSTEM” </text:span>is the bonafide work of <text:span text:style-name="T1">DINESH KUMAR G (130721104025), HARIHARAN A (130721104031), KIRAN ROHITH T (130721104044) </text:span>who carried out the project work under my supervision.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SIGNATURE</text:p>
          </table:table-cell>
          <table:table-cell table:style-name="Table1.A1" office:value-type="string">
            <text:p text:style-name="P6">SIGNATURE</text:p>
          </table:table-cell>
        </table:table-row>
        <table:table-row table:style-name="Table1.2">
          <table:table-cell table:style-name="Table1.A1" office:value-type="string">
            <text:p text:style-name="P7"/>
            <text:p text:style-name="P7"/>
            <text:p text:style-name="P7"/>
            <text:p text:style-name="P7">DR. VELMURUGAN A, Ph.D,</text:p>
          </table:table-cell>
          <table:table-cell table:style-name="Table1.A1" office:value-type="string">
            <text:p text:style-name="P7"/>
            <text:p text:style-name="P7"/>
            <text:p text:style-name="P7"/>
            <text:p text:style-name="P7">MS. VANITHA SHEBA M, M.E</text:p>
          </table:table-cell>
        </table:table-row>
        <table:table-row table:style-name="Table1.3">
          <table:table-cell table:style-name="Table1.A1" office:value-type="string">
            <text:p text:style-name="P7">HEAD OF THE DEPARTMENT,</text:p>
          </table:table-cell>
          <table:table-cell table:style-name="Table1.A1" office:value-type="string">
            <text:p text:style-name="P7">SUPERVISOR</text:p>
          </table:table-cell>
        </table:table-row>
        <table:table-row table:style-name="Table1.3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ASSISTANT PROFESSOR</text:p>
          </table:table-cell>
        </table:table-row>
        <table:table-row table:style-name="Table1.5">
          <table:table-cell table:style-name="Table1.A1" office:value-type="string">
            <text:p text:style-name="P9">Department of Computer Science and Engineering,</text:p>
            <text:p text:style-name="P9">Jerusalem College of Engineering,</text:p>
            <text:p text:style-name="P9">Pallikaranai, Chennai - 600100</text:p>
          </table:table-cell>
          <table:table-cell table:style-name="Table1.A1" office:value-type="string">
            <text:p text:style-name="P9">Department of Computer Science and Engineering,</text:p>
            <text:p text:style-name="P9">Jerusalem College of Engineering,</text:p>
            <text:p text:style-name="P9">Pallikaranai, Chennai - 600100</text:p>
          </table:table-cell>
        </table:table-row>
      </table:table>
      <text:p text:style-name="P5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3:30:52.911518720</meta:creation-date>
    <dc:date>2025-04-20T14:01:01.434419174</dc:date>
    <meta:editing-duration>PT8M45S</meta:editing-duration>
    <meta:editing-cycles>1</meta:editing-cycles>
    <meta:document-statistic meta:table-count="1" meta:image-count="0" meta:object-count="0" meta:page-count="1" meta:paragraph-count="16" meta:word-count="88" meta:character-count="637" meta:non-whitespace-character-count="564"/>
    <meta:generator>LibreOffice/24.2.7.2$Linux_X86_64 LibreOffice_project/420$Build-2</meta:generator>
  </office:meta>
</office:document-meta>
</file>